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row>
                  <mi>X</mi>
                  <mo stretchy="false">+</mo>
                  <mi>V</mi>
                </mrow>
                <mn>1</mn>
              </mrow>
            </mtd>
          </mtr>
          <mtr>
            <mtd>
              <mrow>
                <mrow>
                  <mi>Y</mi>
                  <mo stretchy="false">+</mo>
                  <mi>V</mi>
                </mrow>
                <mn>2</mn>
              </mrow>
            </mtd>
          </mtr>
          <mtr>
            <mtd>
              <mrow>
                <mrow>
                  <mi>Z</mi>
                  <mo stretchy="false">+</mo>
                  <mi>V</mi>
                </mrow>
                <mn>3</mn>
              </mrow>
            </mtd>
          </mtr>
        </mtable>
      </mrow>
      <mo fence="true" stretchy="true">]</mo>
    </mrow>
    <annotation encoding="StarMath 5.0">left[ stack{X+V1#Y+V2#Z+V3 }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10:47:32.937550306</meta:creation-date>
    <meta:print-date>2015-05-15T11:08:43.896901364</meta:print-date>
    <meta:generator>LibreOffice/4.4.3.2$Linux_X86_64 LibreOffice_project/40$Build-2</meta:generator>
    <dc:date>2015-06-13T12:50:30.514448593</dc:date>
    <meta:editing-duration>P1DT27M26S</meta:editing-duration>
    <meta:editing-cycles>4</meta:editing-cycles>
  </office:meta>
</office:document-meta>
</file>